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d1435" officeooo:paragraph-rsid="001d1435"/>
    </style:style>
    <style:style style:name="P2" style:family="paragraph" style:parent-style-name="Standard" style:list-style-name="L1">
      <style:paragraph-properties fo:text-align="justify" style:justify-single-word="false"/>
      <style:text-properties officeooo:rsid="001d1435" officeooo:paragraph-rsid="001d1435"/>
    </style:style>
    <style:style style:name="P3" style:family="paragraph" style:parent-style-name="Standard" style:list-style-name="L2">
      <style:paragraph-properties fo:text-align="justify" style:justify-single-word="false"/>
      <style:text-properties officeooo:rsid="001d1435" officeooo:paragraph-rsid="001d1435"/>
    </style:style>
    <style:style style:name="P4" style:family="paragraph" style:parent-style-name="Standard" style:list-style-name="L3">
      <style:paragraph-properties fo:text-align="justify" style:justify-single-word="false"/>
      <style:text-properties officeooo:rsid="001d1435" officeooo:paragraph-rsid="001d1435"/>
    </style:style>
    <style:style style:name="P5" style:family="paragraph" style:parent-style-name="Standard">
      <style:text-properties officeooo:rsid="001e11a7" officeooo:paragraph-rsid="001e11a7"/>
    </style:style>
    <style:style style:name="P6" style:family="paragraph" style:parent-style-name="Standard">
      <style:paragraph-properties fo:text-align="justify" style:justify-single-word="false"/>
      <style:text-properties officeooo:rsid="001e11a7" officeooo:paragraph-rsid="001e11a7"/>
    </style:style>
    <style:style style:name="P7" style:family="paragraph" style:parent-style-name="Standard" style:list-style-name="L4">
      <style:paragraph-properties fo:text-align="justify" style:justify-single-word="false"/>
      <style:text-properties officeooo:rsid="001e11a7" officeooo:paragraph-rsid="001e11a7"/>
    </style:style>
    <style:style style:name="P8" style:family="paragraph" style:parent-style-name="Standard" style:list-style-name="L5">
      <style:paragraph-properties fo:text-align="justify" style:justify-single-word="false"/>
      <style:text-properties officeooo:rsid="001e11a7" officeooo:paragraph-rsid="001e11a7"/>
    </style:style>
    <style:style style:name="P9" style:family="paragraph" style:parent-style-name="Standard" style:list-style-name="L6">
      <style:paragraph-properties fo:text-align="justify" style:justify-single-word="false"/>
      <style:text-properties officeooo:rsid="001e11a7" officeooo:paragraph-rsid="001e11a7"/>
    </style:style>
    <style:style style:name="P10" style:family="paragraph" style:parent-style-name="Standard">
      <style:paragraph-properties fo:text-align="justify" style:justify-single-word="false"/>
      <style:text-properties fo:font-weight="bold" officeooo:rsid="001d1435" officeooo:paragraph-rsid="001d1435" style:font-weight-asian="bold" style:font-weight-complex="bold"/>
    </style:style>
    <style:style style:name="P11" style:family="paragraph" style:parent-style-name="Standard">
      <style:paragraph-properties fo:text-align="justify" style:justify-single-word="false"/>
      <style:text-properties fo:font-weight="bold" officeooo:rsid="001e11a7" officeooo:paragraph-rsid="001e11a7" style:font-weight-asian="bold" style:font-weight-complex="bold"/>
    </style:style>
    <style:style style:name="P12" style:family="paragraph" style:parent-style-name="Standard">
      <style:paragraph-properties fo:text-align="justify" style:justify-single-word="false"/>
      <style:text-properties fo:font-size="15pt" fo:font-weight="bold" officeooo:rsid="001d1435" officeooo:paragraph-rsid="001d1435" style:font-size-asian="15pt" style:font-weight-asian="bold" style:font-size-complex="15pt" style:font-weight-complex="bold"/>
    </style:style>
    <style:style style:name="P13" style:family="paragraph" style:parent-style-name="Standard">
      <style:text-properties officeooo:rsid="001f793d" officeooo:paragraph-rsid="001f793d"/>
    </style:style>
    <style:style style:name="P14" style:family="paragraph" style:parent-style-name="Standard">
      <style:paragraph-properties fo:text-align="justify" style:justify-single-word="false"/>
      <style:text-properties officeooo:rsid="001f793d" officeooo:paragraph-rsid="001f793d"/>
    </style:style>
    <style:style style:name="P15" style:family="paragraph" style:parent-style-name="Standard">
      <style:paragraph-properties fo:text-align="justify" style:justify-single-word="false"/>
      <style:text-properties officeooo:rsid="001f85d1" officeooo:paragraph-rsid="001f85d1"/>
    </style:style>
    <style:style style:name="P16" style:family="paragraph" style:parent-style-name="Standard">
      <style:paragraph-properties fo:text-align="justify" style:justify-single-word="false"/>
      <style:text-properties officeooo:rsid="00214955" officeooo:paragraph-rsid="00214955"/>
    </style:style>
    <style:style style:name="P17" style:family="paragraph" style:parent-style-name="Standard">
      <style:paragraph-properties fo:text-align="justify" style:justify-single-word="false"/>
      <style:text-properties officeooo:rsid="002310f8" officeooo:paragraph-rsid="002310f8"/>
    </style:style>
    <style:style style:name="P18" style:family="paragraph" style:parent-style-name="Standard">
      <style:text-properties officeooo:rsid="00248b2a" officeooo:paragraph-rsid="00248b2a"/>
    </style:style>
    <style:style style:name="P19" style:family="paragraph" style:parent-style-name="Standard">
      <style:paragraph-properties fo:text-align="justify" style:justify-single-word="false"/>
      <style:text-properties officeooo:rsid="00248b2a" officeooo:paragraph-rsid="00248b2a"/>
    </style:style>
    <style:style style:name="P20" style:family="paragraph" style:parent-style-name="Standard">
      <style:text-properties officeooo:rsid="0024af37" officeooo:paragraph-rsid="0024af37"/>
    </style:style>
    <style:style style:name="P21" style:family="paragraph" style:parent-style-name="Standard">
      <style:paragraph-properties fo:text-align="justify" style:justify-single-word="false"/>
      <style:text-properties officeooo:rsid="0024af37" officeooo:paragraph-rsid="0024af37"/>
    </style:style>
    <style:style style:name="T1" style:family="text">
      <style:text-properties fo:font-weight="bold" style:font-weight-asian="bold" style:font-weight-complex="bold"/>
    </style:style>
    <style:style style:name="T2" style:family="text">
      <style:text-properties officeooo:rsid="001f17e5"/>
    </style:style>
    <style:style style:name="T3" style:family="text">
      <style:text-properties officeooo:rsid="001f85d1"/>
    </style:style>
    <style:style style:name="T4" style:family="text">
      <style:text-properties officeooo:rsid="00214955"/>
    </style:style>
    <style:style style:name="T5" style:family="text">
      <style:text-properties officeooo:rsid="002310f8"/>
    </style:style>
    <style:style style:name="T6" style:family="text">
      <style:text-properties officeooo:rsid="0024af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cesos</text:p>
      <text:p text:style-name="P1"/>
      <text:p text:style-name="P10">Un proceso es cualquier programa en ejecución y necesita recursos:</text:p>
      <text:p text:style-name="P1"/>
      <text:list xml:id="list1663439485772001905" text:style-name="L1">
        <text:list-item>
          <text:p text:style-name="P2">Tiempo de CPU</text:p>
        </text:list-item>
        <text:list-item>
          <text:p text:style-name="P2">Memoria</text:p>
        </text:list-item>
        <text:list-item>
          <text:p text:style-name="P2">Archivos</text:p>
        </text:list-item>
        <text:list-item>
          <text:p text:style-name="P2">Dispositivos E/S</text:p>
        </text:list-item>
      </text:list>
      <text:p text:style-name="P1"/>
      <text:p text:style-name="P1">Estos le son asignados <text:span text:style-name="T1">cuando se crea y durante su ejecución.</text:span></text:p>
      <text:p text:style-name="P1"/>
      <text:p text:style-name="P1">Un sistema consiste en una colección de procesos que pueden ejecutarse de forma concurrente.</text:p>
      <text:p text:style-name="P1"/>
      <text:p text:style-name="P1">Las obligaciones del SO como gestor de procesos son:</text:p>
      <text:p text:style-name="P1"/>
      <text:list xml:id="list1591654424187210315" text:style-name="L2">
        <text:list-item>
          <text:p text:style-name="P3">Creación y eliminación de estos.</text:p>
        </text:list-item>
        <text:list-item>
          <text:p text:style-name="P3">Planificación de procesos procurando la ejecución de múltiples procesos para maximizar el uso del procesador.</text:p>
        </text:list-item>
        <text:list-item>
          <text:p text:style-name="P3">Establecer los mecanismos para la sincronizacion de los procesos..</text:p>
        </text:list-item>
        <text:list-item>
          <text:p text:style-name="P3">Manejo de bloqueos mutuos.</text:p>
        </text:list-item>
      </text:list>
      <text:p text:style-name="P1"/>
      <text:p text:style-name="P1">Básicamente un<text:span text:style-name="T1"> proceso es una sección de texto (código)</text:span></text:p>
      <text:p text:style-name="P1"/>
      <text:p text:style-name="P1">Su actividad actual esta representada por el <text:span text:style-name="T1">contador de programa</text:span> y el <text:s/>contenido de registros del procesador.</text:p>
      <text:p text:style-name="P1"/>
      <text:p text:style-name="P1">Tiene una pila que contiene los datos temporales y una seccion de datos para las variables globales y la memoria dinámica.</text:p>
      <text:p text:style-name="P1"/>
      <text:p text:style-name="P10">Estados de un proceso:</text:p>
      <text:p text:style-name="P1"/>
      <text:list xml:id="list2440594746093221510" text:style-name="L3">
        <text:list-item>
          <text:p text:style-name="P4"><text:span text:style-name="T1">Nuevo:</text:span> se esta creando.</text:p>
        </text:list-item>
        <text:list-item>
          <text:p text:style-name="P4"><text:span text:style-name="T1">En ejecución:</text:span> esta en la cpu ejecutando instrucciones</text:p>
        </text:list-item>
        <text:list-item>
          <text:p text:style-name="P4"><text:span text:style-name="T1">Bloqueado:</text:span> esperando a que ocurra un evento (terminación de E/S o recepción de una señal)</text:p>
        </text:list-item>
        <text:list-item>
          <text:p text:style-name="P4"><text:span text:style-name="T1">Preparado:</text:span> esperando a que se le asigne un procesador</text:p>
        </text:list-item>
        <text:list-item>
          <text:p text:style-name="P4"><text:span text:style-name="T1">Terminado:</text:span> termino su ejecución y el sistema le retirara los recursos.</text:p>
        </text:list-item>
      </text:list>
      <text:p text:style-name="P1"/>
      <text:p text:style-name="P1">Un solo proceso puede estar ejecutándose en cualquier procesador en un instante, pero muchos pueden estar listos y esperando.</text:p>
      <text:p text:style-name="P1"/>
      <text:p text:style-name="P1"/>
      <text:p text:style-name="P6">Para que un programa se ejecute, el SO debe crear un proceso para él. En un sistema c<text:span text:style-name="T2">on </text:span>programación el procesador ejecuta código de distintos programas que pertenecen a distintos procesos.</text:p>
      <text:p text:style-name="P6"/>
      <text:p text:style-name="P6">Aunque dos procesos estén asociados al mismo programa, se consideran dos secuencias de ejecución separadas, cada una de las cuales se considera un proceso.</text:p>
      <text:p text:style-name="P6"/>
      <text:p text:style-name="P6"><text:s/>Llamamos traza de un proceso al listado de la secuencia de instrucciones que se ejecutan para el mismo.</text:p>
      <text:p text:style-name="P6"/>
      <text:p text:style-name="P11"><text:soft-page-break/>Los pasos entre los estados:</text:p>
      <text:p text:style-name="P6"/>
      <text:list xml:id="list1565005183641732100" text:style-name="L4">
        <text:list-item>
          <text:p text:style-name="P7"><text:span text:style-name="T1">Ninguno a nuevo:</text:span> se crea un nuevo proceso para ejecutar un programa.</text:p>
        </text:list-item>
        <text:list-item>
          <text:p text:style-name="P7"><text:span text:style-name="T1">Nuevo a preparado:</text:span> el sistema esta preparado para aceptar un nuevo proceso porque dispone de recursos para ello.</text:p>
        </text:list-item>
        <text:list-item>
          <text:p text:style-name="P7"><text:span text:style-name="T1">Preparado para ejecución: </text:span>El sistema elige uno de los procesos (según su algoritmo de planificación) para llevarlo a ejecución.</text:p>
        </text:list-item>
        <text:list-item>
          <text:p text:style-name="P7"><text:span text:style-name="T1">Ejecución a terminado:</text:span> El proceso que esta ejecutando es finalizado por el sistema si indica que termino, se abandona o se cancela.</text:p>
        </text:list-item>
        <text:list-item>
          <text:p text:style-name="P7"><text:span text:style-name="T1">Ejecución a preparado:</text:span> El proceso ha agotado su tiempo de ejecución y cede su tiempo o se interrumpe para atender a otro con mayor prioridad.</text:p>
        </text:list-item>
        <text:list-item>
          <text:p text:style-name="P7"><text:span text:style-name="T1">Ejecución a bloqueado:</text:span> el proceso solicita algo por lo que debe esperar</text:p>
        </text:list-item>
        <text:list-item>
          <text:p text:style-name="P7"><text:span text:style-name="T1">Bloqueado a preparado:</text:span> se produce el proceso por el cual estaba esperando.</text:p>
        </text:list-item>
        <text:list-item>
          <text:p text:style-name="P7"><text:span text:style-name="T1">Preparado a terminado:</text:span> el padre de este proceso termina con el.</text:p>
        </text:list-item>
        <text:list-item>
          <text:p text:style-name="P7"><text:span text:style-name="T1">Bloqueado a terminado: </text:span>el mismo que el anterior.</text:p>
        </text:list-item>
      </text:list>
      <text:p text:style-name="P6"/>
      <text:p text:style-name="P6">El modelo con una sola cola de bloqueados tiene la limitación de que cuando ocurre un evento del sistema debe recorrer la cola para buscar a aquellos procesos que esperan dicho suceso. Esto sería muy costoso en un SO grande con cientos o miles de procesos en dicha cola.</text:p>
      <text:p text:style-name="P6"/>
      <text:p text:style-name="P6">Sería más eficiente tener varias colas, una asociada a cada suceso. De esta manera, cuando ocurra ese suceso todos los procesos de la cola asociada se pasarían a la cola de listos.</text:p>
      <text:p text:style-name="P6"/>
      <text:p text:style-name="P6"/>
      <text:list xml:id="list3327994343655142467" text:style-name="L5">
        <text:list-item>
          <text:p text:style-name="P8"><text:span text:style-name="T1">Estado</text:span> actual del proceso.</text:p>
        </text:list-item>
        <text:list-item>
          <text:p text:style-name="P8"><text:span text:style-name="T1">Contador de programa: </text:span>indica la dirección de la siguiente instrucción que se ejecutará de ese proceso.</text:p>
        </text:list-item>
        <text:list-item>
          <text:p text:style-name="P8"><text:span text:style-name="T1">Registros de CPU:</text:span> acumuladores, registros índice, punteros de pila y registros generales.</text:p>
        </text:list-item>
        <text:list-item>
          <text:p text:style-name="P8"><text:span text:style-name="T1">Información de planificación de CPU:</text:span> prioridad del proceso, punteros a colas de planificación, etc.</text:p>
        </text:list-item>
        <text:list-item>
          <text:p text:style-name="P8"><text:span text:style-name="T1">Información de gestión de memoria: </text:span>valor de los registros de base y límite, tabla de páginas o tabla de segmentos.</text:p>
        </text:list-item>
        <text:list-item>
          <text:p text:style-name="P8"><text:span text:style-name="T1">Información de contabilidad:</text:span> tiempo de CPU, tiempo consumido, números de procesos, etc.</text:p>
        </text:list-item>
        <text:list-item>
          <text:p text:style-name="P8"><text:span text:style-name="T1">Información de estado de E/S:</text:span> dispositivos de E/S asignados a este proceso, lista de archivos abiertos, etc</text:p>
        </text:list-item>
      </text:list>
      <text:p text:style-name="P6"/>
      <text:p text:style-name="P11">Procesos concurrentes:</text:p>
      <text:p text:style-name="P6"/>
      <text:p text:style-name="P6">Los procesos pueden tener distintas relaciones de</text:p>
      <text:p text:style-name="P6">comunicación entre sí:</text:p>
      <text:p text:style-name="P6"/>
      <text:p text:style-name="P6">• <text:span text:style-name="T1">Independientes:</text:span> no puede afectar, ni ser afectado por los demás procesos que se ejecutan en el sistema, compiten por el uso de recursos escasos.</text:p>
      <text:p text:style-name="P6">•<text:span text:style-name="T1"> Cooperativos:</text:span> puede afectar o ser afectado por los demás</text:p>
      <text:p text:style-name="P6">procesos que se ejecutan en el sistema, colaboran entre sí</text:p>
      <text:p text:style-name="P6">buscando un objetivo común.</text:p>
      <text:p text:style-name="P6"/>
      <text:p text:style-name="P6">Obviamente, cualquier proceso que comparte datos con otro proceso es cooperativo.</text:p>
      <text:p text:style-name="P6"/>
      <text:p text:style-name="P6"/>
      <text:p text:style-name="P6"><text:soft-page-break/></text:p>
      <text:p text:style-name="P6">Razones para crear un entorno que permita la cooperación entre procesos:</text:p>
      <text:p text:style-name="P6"/>
      <text:list xml:id="list6250838867659352923" text:style-name="L6">
        <text:list-item>
          <text:p text:style-name="P9"><text:span text:style-name="T1">Compartir información:</text:span> acceso concurrente a elementos de información comunes.</text:p>
        </text:list-item>
        <text:list-item>
          <text:p text:style-name="P9"><text:span text:style-name="T1">Aceleración de los cálculos: </text:span>para ejecutar una tarea con mayor rapidez, la dividimos en subtareas, cada una de las cuales se ejecuta en paralelo con las otras.</text:p>
        </text:list-item>
        <text:list-item>
          <text:p text:style-name="P9"><text:span text:style-name="T1">Modularidad:</text:span> posibilidad de dividir las funciones del sistema en procesos individuales.</text:p>
        </text:list-item>
        <text:list-item>
          <text:p text:style-name="P9"><text:span text:style-name="T1">Comodidad:</text:span> para evitar que a un usuario individual se le acumule gran número de tareas.</text:p>
        </text:list-item>
      </text:list>
      <text:p text:style-name="P6"/>
      <text:p text:style-name="P6"/>
      <text:p text:style-name="P11">Hilacos</text:p>
      <text:p text:style-name="P6"/>
      <text:p text:style-name="P14">Los hilos son la unidad básica de utilización de la CPU y mas concretamente de un núcleo del microprocesador. Por lo tanto, un hilo se puede definir como la secuencia de código que esta en ejecución pero dentro del contexto de un proceso.</text:p>
      <text:p text:style-name="P14"/>
      <text:p text:style-name="P14">El SO solo planifica los procesos, los hilos son cosa de los procesos que los contienen y por lo tanto, dependen de dicho proceso para ejecutarse.</text:p>
      <text:p text:style-name="P14"/>
      <text:p text:style-name="P14">Los hilos compartirán la memoria del proceso al que pertenecen permitiendo así que un proceso pueda ejecutar distintas tareas. </text:p>
      <text:p text:style-name="P14"/>
      <text:p text:style-name="P14">Los hilos dan a los procesos mayor capacidad de respuesta, ya que el hilo principal puede estar atendiendo a las peticiones del usuario, mientras los hilos se encargan de ejecutar las tareas en segundo plano (por así decirlo).</text:p>
      <text:p text:style-name="P14"/>
      <text:p text:style-name="P14">Estados de un HILO</text:p>
      <text:p text:style-name="P14"/>
      <text:p text:style-name="P14">Nuevo: el hilo esta preparado para la ejecución <text:span text:style-name="T3">pero todavía no se ha realizado la llamada correspondiente en la ejecución del código del programa. Los hilos se inicial izan en la creación de su proceso pero no comienzan a ejecutarse hasta que este lo indica.</text:span></text:p>
      <text:p text:style-name="P14"/>
      <text:p text:style-name="P15">Listo: El proceso no se encuentra en ejecución aunque esta preparado para hacerlo. El SO no le ha asignado todavía un procesador para ejecutarse. Es el planificador del SO el que elegirá cuando debe hacerlo.</text:p>
      <text:p text:style-name="P15"/>
      <text:p text:style-name="P15">Pudiendo ejecutar: El hilo esta preparado para ejecutarse y puede que lo este haciendo. Debido al numero limitado de núcleos no se puede saber si se esta ejecutando, ya que no hay hardware para hacerlo.</text:p>
      <text:p text:style-name="P15"/>
      <text:p text:style-name="P15">Bloqueado: Esta bloqueado por diversos motivos (esperando una operación de E/S, sincronizacion con otros hilos, <text:span text:style-name="T4">dormido, suspendido) esperando a que este suceso ocurra para volver al estado runable. Una vez que ocurre este evento el hilo pasa directamente a ejecutarse.</text:span></text:p>
      <text:p text:style-name="P15"/>
      <text:p text:style-name="P16">Terminado: El hilo ha terminado su ejecución, pero este no libera ningún recurso, ya que pertenecen al proceso y no a el mismo. Para terminar un hilo, este puede indicarlo o puede ser el proceso el que lo finalice mediante la llamada correspondiente.</text:p>
      <text:p text:style-name="P16"/>
      <text:p text:style-name="P16">Condición de carrera: hay una condición de carrera si el resultado de la ejecución de un programa depende del orden concreto en el que se realicen los accesos a memoria.</text:p>
      <text:p text:style-name="P16"/>
      <text:p text:style-name="P16"><text:soft-page-break/>Inconsistencia de memoria: se produce cuando diferentes hilos tienen una visión diferente de lo que debería ser el mismo dato. Las causas de los errores de coherencia son complejas y van desde la no liberación de datos obsoletos hasta el desbordamiento del buffer.</text:p>
      <text:p text:style-name="P16"/>
      <text:p text:style-name="P16">Inanición: Se produce cuando a un hilo se le deniega continuamente el acceso a un recurso co<text:span text:style-name="T5">mpartido. Esto ocurre cuando diferentes procesos o hilos toman el control del recurso antes por diferentes motivos.</text:span></text:p>
      <text:p text:style-name="P16"/>
      <text:p text:style-name="P17">Interbloqueo: Se produce cuando dos o mas hilos están esperando indefinidamente por un evento que solo puede generar un hilo bloqueado. Este error no tiene porque aparecer en todas las ejecuciones, sino que puede ocurrir en casos muy concretos que dependen del orden en el que se ejecuten los hilos.</text:p>
      <text:p text:style-name="P17"/>
      <text:p text:style-name="P17">Bloqueo activo: es similar al interbloqueo, execto que el estado de los procesos o hilos envueltos en este bloqueo cambia continuamente. Es una forma de inanición, ya que un proceso no deja avanzar al otro.</text:p>
      <text:p text:style-name="P17"/>
      <text:p text:style-name="P19">Las condiciones de Bernstein describen que dos segmentos de código pueden efectuarse de forma paralela si cumplen:</text:p>
      <text:p text:style-name="P19"/>
      <text:p text:style-name="P19">Dependencia de flujo: todas la variables de entrada del segmento de j son diferentes de las variables de salida del segmento i.</text:p>
      <text:p text:style-name="P19"/>
      <text:p text:style-name="P19">Antidependencia: todas las variables de entrada de i son diferentes de las de entrada de j.</text:p>
      <text:p text:style-name="P19"/>
      <text:p text:style-name="P19">Dependencia de salida: todas la variables de salida de i son diferentes de las variables de salida de j.</text:p>
      <text:p text:style-name="P19"/>
      <text:p text:style-name="P19">Operación atómica: Es una operación que sucede al mismo tiempo y siempre se ejecuta de forma continuada sin ser interrumpida. Es como si se realizara en un único paso.</text:p>
      <text:p text:style-name="P19"/>
      <text:p text:style-name="P19">Seccion critica: Región de código en la cual se accede a recursos compartidos de forma que se puede diferenciar de aquellas zonas de código que se pueden ejecutar de forma asíncrona.</text:p>
      <text:p text:style-name="P19"/>
      <text:p text:style-name="P19">Exclusión mutua: si un proceso esta ejecutando su seccion critica, ningún otro proceso puede ejecutar la suya.</text:p>
      <text:p text:style-name="P19"/>
      <text:p text:style-name="P19">Progreso: si ningún proceso esta ejecutando su seccion critica y hay varios procesos que quieren entrar, solo estos pueden participar en la decisión de quien entra definitivamente. Esta desicion no puede posponerse eternamente.</text:p>
      <text:p text:style-name="P19"/>
      <text:p text:style-name="P19">Espera limitada: debe existir un numero limitado de veces que se permite a otros procesos entrar en su seccion critica después<text:span text:style-name="T6"> de que otro haya solicitado entrar en la suya ya antes de se le conceda, ya que si no de producirá una inanición.</text:span></text:p>
      <text:p text:style-name="P19"/>
      <text:p text:style-name="P19"/>
      <text:p text:style-name="P21">Un semaforo se utiliza para controlar el acceso a un recurso compartido formado por un numero finito de instancias.</text:p>
      <text:p text:style-name="P21"/>
      <text:p text:style-name="P21">Los métodos sincronizados son el mecanismo para construir una seccion critica de forma sencilla.</text:p>
      <text:p text:style-name="P21"/>
      <text:p text:style-name="P21">Un monitor es un conjunto de métodos atómicos que proporciona exclusión mutua a un recurso.</text:p>
      <text:p text:style-name="P20"/>
      <text:p text:style-name="P20"><text:soft-page-break/></text:p>
      <text:p text:style-name="P18"/>
      <text:p text:style-name="P13"/>
      <text:p text:style-name="P1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3:15:57.911279180</meta:creation-date>
    <dc:date>2016-11-20T15:40:31.420494084</dc:date>
    <meta:editing-duration>PT8M50S</meta:editing-duration>
    <meta:editing-cycles>1</meta:editing-cycles>
    <meta:document-statistic meta:table-count="0" meta:image-count="0" meta:object-count="0" meta:page-count="5" meta:paragraph-count="86" meta:word-count="1569" meta:character-count="9407" meta:non-whitespace-character-count="7954"/>
    <meta:generator>LibreOffice/5.1.4.2$Linux_X86_64 LibreOffice_project/10m0$Build-2</meta:generator>
  </office:meta>
</office:document-meta>
</file>